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8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9" table:number-columns-repeated="4" table:default-cell-style-name="ce45"/>
        <table:table-column table:style-name="co3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2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11" table:number-columns-repeated="924" table:default-cell-style-name="ce45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606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304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304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14" office:value-type="string" calcext:value-type="string">
            <office:annotation draw:style-name="gr2" draw:text-style-name="P2" svg:width="2.899cm" svg:height="1.799cm" svg:x="33.103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14" office:value-type="string" calcext:value-type="string">
            <office:annotation draw:style-name="gr2" draw:text-style-name="P2" svg:width="2.899cm" svg:height="1.799cm" svg:x="33.803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2" draw:text-style-name="P2" svg:width="2.899cm" svg:height="1.799cm" svg:x="27.307cm" svg:y="9.657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101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6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2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9*1024" office:value-type="float" office:value="9216" calcext:value-type="float">
            <text:p>921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2" draw:text-style-name="P2" svg:width="2.899cm" svg:height="1.799cm" svg:x="26.607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3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12-12T10:01:33.849129367</dc:date>
    <meta:editing-duration>PT21H57M16S</meta:editing-duration>
    <meta:editing-cycles>49</meta:editing-cycles>
    <meta:generator>LibreOffice/7.4.2.3$Linux_X86_64 LibreOffice_project/40$Build-3</meta:generator>
    <meta:document-statistic meta:table-count="1" meta:cell-count="3356" meta:object-count="0"/>
  </office:meta>
</office:document-meta>
</file>